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1.343cm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.9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288cm" fo:min-width="5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.243cm" svg:height="0.962cm" svg:x="0.957cm" svg:y="2.8cm">
          <draw:text-box>
            <text:p>F0</text:p>
          </draw:text-box>
        </draw:frame>
        <draw:frame draw:style-name="gr2" draw:layer="layout" svg:width="4.096cm" svg:height="0.962cm" svg:x="27.7cm" svg:y="2.7cm">
          <draw:text-box>
            <text:p>at(agent,1.1)</text:p>
          </draw:text-box>
        </draw:frame>
        <draw:frame draw:style-name="gr3" draw:layer="layout" svg:width="1.277cm" svg:height="0.962cm" svg:x="0.962cm" svg:y="5.338cm">
          <draw:text-box>
            <text:p>A1</text:p>
          </draw:text-box>
        </draw:frame>
        <draw:frame draw:style-name="gr3" draw:layer="layout" svg:width="4.414cm" svg:height="0.962cm" svg:x="19.8cm" svg:y="5.362cm">
          <draw:text-box>
            <text:p>move(1.1,1.2)</text:p>
          </draw:text-box>
        </draw:frame>
        <draw:frame draw:style-name="gr4" draw:layer="layout" svg:width="0.748cm" svg:height="0.962cm" svg:x="38.152cm" svg:y="5.347cm">
          <draw:text-box>
            <text:p>*</text:p>
          </draw:text-box>
        </draw:frame>
        <draw:frame draw:style-name="gr3" draw:layer="layout" svg:width="4.414cm" svg:height="0.962cm" svg:x="27.6cm" svg:y="5.362cm">
          <draw:text-box>
            <text:p>move(1.1,2.1)</text:p>
          </draw:text-box>
        </draw:frame>
        <draw:frame draw:style-name="gr2" draw:layer="layout" svg:width="4.096cm" svg:height="0.962cm" svg:x="39cm" svg:y="8cm">
          <draw:text-box>
            <text:p>at(agent,1.1)</text:p>
          </draw:text-box>
        </draw:frame>
        <draw:frame draw:style-name="gr2" draw:layer="layout" svg:width="4.096cm" svg:height="0.962cm" svg:x="27.7cm" svg:y="8cm">
          <draw:text-box>
            <text:p>at(agent,2.1)</text:p>
          </draw:text-box>
        </draw:frame>
        <draw:frame draw:style-name="gr2" draw:layer="layout" svg:width="4.096cm" svg:height="0.962cm" svg:x="20cm" svg:y="8cm">
          <draw:text-box>
            <text:p>at(agent,1.2)</text:p>
          </draw:text-box>
        </draw:frame>
        <draw:line draw:style-name="gr5" draw:text-style-name="P1" draw:layer="layout" svg:x1="29.4cm" svg:y1="3.662cm" svg:x2="22.3cm" svg:y2="5.362cm">
          <text:p/>
        </draw:line>
        <draw:line draw:style-name="gr5" draw:text-style-name="P1" draw:layer="layout" svg:x1="29.7cm" svg:y1="3.662cm" svg:x2="29.7cm" svg:y2="5.462cm">
          <text:p/>
        </draw:line>
        <draw:line draw:style-name="gr5" draw:text-style-name="P1" draw:layer="layout" svg:x1="30.2cm" svg:y1="3.662cm" svg:x2="38.1cm" svg:y2="5.462cm">
          <text:p/>
        </draw:line>
        <draw:line draw:style-name="gr5" draw:text-style-name="P1" draw:layer="layout" svg:x1="22.2cm" svg:y1="6.262cm" svg:x2="22.2cm" svg:y2="7.962cm">
          <text:p/>
        </draw:line>
        <draw:line draw:style-name="gr5" draw:text-style-name="P1" draw:layer="layout" svg:x1="29.7cm" svg:y1="6.262cm" svg:x2="29.7cm" svg:y2="7.862cm">
          <text:p/>
        </draw:line>
        <draw:line draw:style-name="gr5" draw:text-style-name="P1" draw:layer="layout" svg:x1="38.7cm" svg:y1="6.2cm" svg:x2="40.9cm" svg:y2="7.762cm">
          <text:p/>
        </draw:line>
        <draw:frame draw:style-name="gr6" draw:layer="layout" svg:width="1.243cm" svg:height="0.962cm" svg:x="1.057cm" svg:y="7.9cm">
          <draw:text-box>
            <text:p>F1</text:p>
          </draw:text-box>
        </draw:frame>
        <draw:frame draw:style-name="gr3" draw:layer="layout" svg:width="4.414cm" svg:height="0.962cm" svg:x="10.9cm" svg:y="11.238cm">
          <draw:text-box>
            <text:p>move(1.2,1.1)</text:p>
          </draw:text-box>
        </draw:frame>
        <draw:frame draw:style-name="gr3" draw:layer="layout" svg:width="4.414cm" svg:height="0.962cm" svg:x="15.786cm" svg:y="11.3cm">
          <draw:text-box>
            <text:p>move(1.2,1.3)</text:p>
          </draw:text-box>
        </draw:frame>
        <draw:frame draw:style-name="gr3" draw:layer="layout" svg:width="4.414cm" svg:height="0.962cm" svg:x="20.9cm" svg:y="11.238cm">
          <draw:text-box>
            <text:p>move(1.2,2.2)</text:p>
          </draw:text-box>
        </draw:frame>
        <draw:frame draw:style-name="gr3" draw:layer="layout" svg:width="4.414cm" svg:height="0.962cm" svg:x="4.1cm" svg:y="11.3cm">
          <draw:text-box>
            <text:p>shoot(1.2,1.3)</text:p>
          </draw:text-box>
        </draw:frame>
        <draw:frame draw:style-name="gr3" draw:layer="layout" svg:width="1.277cm" svg:height="0.962cm" svg:x="1cm" svg:y="11.274cm">
          <draw:text-box>
            <text:p>A2</text:p>
          </draw:text-box>
        </draw:frame>
        <draw:line draw:style-name="gr5" draw:text-style-name="P1" draw:layer="layout" svg:x1="21.9cm" svg:y1="9cm" svg:x2="6.5cm" svg:y2="11.3cm">
          <text:p/>
        </draw:line>
        <draw:line draw:style-name="gr5" draw:text-style-name="P1" draw:layer="layout" svg:x1="22.2cm" svg:y1="9cm" svg:x2="13.2cm" svg:y2="11.2cm">
          <text:p/>
        </draw:line>
        <draw:line draw:style-name="gr5" draw:text-style-name="P1" draw:layer="layout" svg:x1="22.4cm" svg:y1="9cm" svg:x2="19.6cm" svg:y2="11.2cm">
          <text:p/>
        </draw:line>
        <draw:line draw:style-name="gr5" draw:text-style-name="P1" draw:layer="layout" svg:x1="22.6cm" svg:y1="9cm" svg:x2="23.6cm" svg:y2="11.2cm">
          <text:p/>
        </draw:line>
        <draw:line draw:style-name="gr5" draw:text-style-name="P1" draw:layer="layout" svg:x1="29.7cm" svg:y1="9cm" svg:x2="27.4cm" svg:y2="11.2cm">
          <text:p/>
        </draw:line>
        <draw:frame draw:style-name="gr3" draw:layer="layout" svg:width="4.414cm" svg:height="0.962cm" svg:x="41.3cm" svg:y="11.3cm">
          <draw:text-box draw:corner-radius="2.1cm">
            <text:p>move(1.1,1.2)</text:p>
          </draw:text-box>
        </draw:frame>
        <draw:frame draw:style-name="gr4" draw:layer="layout" svg:width="0.748cm" svg:height="0.962cm" svg:x="55.6cm" svg:y="11.338cm">
          <draw:text-box>
            <text:p>*</text:p>
          </draw:text-box>
        </draw:frame>
        <draw:frame draw:style-name="gr3" draw:layer="layout" svg:width="4.414cm" svg:height="0.962cm" svg:x="47.1cm" svg:y="11.3cm">
          <draw:text-box>
            <text:p>move(1.1,2.1)</text:p>
          </draw:text-box>
        </draw:frame>
        <draw:frame draw:style-name="gr3" draw:layer="layout" svg:width="4.414cm" svg:height="0.962cm" svg:x="25.5cm" svg:y="11.238cm">
          <draw:text-box>
            <text:p>move(2.1,2.2)</text:p>
          </draw:text-box>
        </draw:frame>
        <draw:line draw:style-name="gr5" draw:text-style-name="P1" draw:layer="layout" svg:x1="41.2cm" svg:y1="8.9cm" svg:x2="42.8cm" svg:y2="11.3cm">
          <text:p/>
        </draw:line>
        <draw:line draw:style-name="gr5" draw:text-style-name="P1" draw:layer="layout" svg:x1="41.7cm" svg:y1="9cm" svg:x2="48.2cm" svg:y2="11.4cm">
          <text:p/>
        </draw:line>
        <draw:line draw:style-name="gr5" draw:text-style-name="P1" draw:layer="layout" svg:x1="42.6cm" svg:y1="9cm" svg:x2="55.8cm" svg:y2="11.2cm">
          <text:p/>
        </draw:line>
        <draw:frame draw:style-name="gr4" draw:layer="layout" svg:width="0.748cm" svg:height="0.962cm" svg:x="9.452cm" svg:y="11.3cm">
          <draw:text-box>
            <text:p>*</text:p>
          </draw:text-box>
        </draw:frame>
        <draw:line draw:style-name="gr5" draw:text-style-name="P1" draw:layer="layout" svg:x1="22.2cm" svg:y1="9cm" svg:x2="10.2cm" svg:y2="11.3cm">
          <text:p/>
        </draw:line>
        <draw:frame draw:style-name="gr3" draw:layer="layout" svg:width="4.414cm" svg:height="0.962cm" svg:x="30.086cm" svg:y="11.3cm">
          <draw:text-box>
            <text:p>move(2.1,1.1)</text:p>
          </draw:text-box>
        </draw:frame>
        <draw:frame draw:style-name="gr3" draw:layer="layout" svg:width="4.414cm" svg:height="0.962cm" svg:x="34.386cm" svg:y="11.3cm">
          <draw:text-box>
            <text:p>move(2.1,3.1)</text:p>
          </draw:text-box>
        </draw:frame>
        <draw:line draw:style-name="gr5" draw:text-style-name="P1" draw:layer="layout" svg:x1="30.1cm" svg:y1="9cm" svg:x2="30.6cm" svg:y2="11.2cm">
          <text:p/>
        </draw:line>
        <draw:line draw:style-name="gr5" draw:text-style-name="P1" draw:layer="layout" svg:x1="30.4cm" svg:y1="9cm" svg:x2="34.8cm" svg:y2="11.3cm">
          <text:p/>
        </draw:line>
        <draw:frame draw:style-name="gr4" draw:layer="layout" svg:width="0.748cm" svg:height="0.962cm" svg:x="39.2cm" svg:y="11.3cm">
          <draw:text-box>
            <text:p>*</text:p>
          </draw:text-box>
        </draw:frame>
        <draw:line draw:style-name="gr5" draw:text-style-name="P1" draw:layer="layout" svg:x1="30.9cm" svg:y1="8.9cm" svg:x2="39.3cm" svg:y2="11.2cm">
          <text:p/>
        </draw:line>
        <draw:frame draw:style-name="gr3" draw:layer="layout" svg:width="1.243cm" svg:height="0.962cm" svg:x="1cm" svg:y="14.438cm">
          <draw:text-box>
            <text:p>F2</text:p>
          </draw:text-box>
        </draw:frame>
        <draw:frame draw:style-name="gr7" draw:layer="layout" svg:width="2.581cm" svg:height="0.962cm" svg:x="4.219cm" svg:y="14.4cm">
          <draw:text-box>
            <text:p>scream</text:p>
          </draw:text-box>
        </draw:frame>
        <draw:line draw:style-name="gr5" draw:text-style-name="P1" draw:layer="layout" svg:x1="6cm" svg:y1="12.1cm" svg:x2="6cm" svg:y2="14.4cm">
          <text:p/>
        </draw:line>
        <draw:frame draw:style-name="gr2" draw:layer="layout" svg:width="4.096cm" svg:height="0.962cm" svg:x="7.1cm" svg:y="14.438cm">
          <draw:text-box>
            <text:p>at(agent,1.2)</text:p>
          </draw:text-box>
        </draw:frame>
        <draw:line draw:style-name="gr5" draw:text-style-name="P1" draw:layer="layout" svg:x1="9.8cm" svg:y1="12cm" svg:x2="9.8cm" svg:y2="14.4cm">
          <text:p/>
        </draw:line>
        <draw:frame draw:style-name="gr8" draw:layer="layout" svg:width="4.096cm" svg:height="0.962cm" svg:x="11.404cm" svg:y="14.438cm">
          <draw:text-box>
            <text:p>at(agent,1.1)</text:p>
          </draw:text-box>
        </draw:frame>
        <draw:line draw:style-name="gr5" draw:text-style-name="P1" draw:layer="layout" svg:x1="13.7cm" svg:y1="12.1cm" svg:x2="13.7cm" svg:y2="14.4cm">
          <text:p/>
        </draw:line>
        <draw:frame draw:style-name="gr2" draw:layer="layout" svg:width="4.096cm" svg:height="0.962cm" svg:x="15.7cm" svg:y="14.4cm">
          <draw:text-box>
            <text:p>at(agent,1.3)</text:p>
          </draw:text-box>
        </draw:frame>
        <draw:line draw:style-name="gr5" draw:text-style-name="P1" draw:layer="layout" svg:x1="17.6cm" svg:y1="12.2cm" svg:x2="17.6cm" svg:y2="14.4cm">
          <text:p/>
        </draw:line>
        <draw:frame draw:style-name="gr2" draw:layer="layout" svg:width="4.096cm" svg:height="0.962cm" svg:x="21.404cm" svg:y="14.4cm">
          <draw:text-box>
            <text:p>at(agent,2.2)</text:p>
          </draw:text-box>
        </draw:frame>
        <draw:line draw:style-name="gr5" draw:text-style-name="P1" draw:layer="layout" svg:x1="23.304cm" svg:y1="12.2cm" svg:x2="23.304cm" svg:y2="14.4cm">
          <text:p/>
        </draw:line>
        <draw:frame draw:style-name="gr2" draw:layer="layout" svg:width="4.096cm" svg:height="0.962cm" svg:x="15.699cm" svg:y="14.399cm">
          <draw:text-box>
            <text:p>at(agent,1.3)</text:p>
          </draw:text-box>
        </draw:frame>
        <draw:line draw:style-name="gr5" draw:text-style-name="P1" draw:layer="layout" svg:x1="17.599cm" svg:y1="12.199cm" svg:x2="17.599cm" svg:y2="14.399cm">
          <text:p/>
        </draw:line>
        <draw:line draw:style-name="gr5" draw:text-style-name="P1" draw:layer="layout" svg:x1="28.4cm" svg:y1="12cm" svg:x2="24.1cm" svg:y2="14.4cm">
          <text:p/>
        </draw:line>
        <draw:frame draw:style-name="gr2" draw:layer="layout" svg:width="4.096cm" svg:height="0.962cm" svg:x="34.7cm" svg:y="14.438cm">
          <draw:text-box>
            <text:p>at(agent,3.1)</text:p>
          </draw:text-box>
        </draw:frame>
        <draw:line draw:style-name="gr5" draw:text-style-name="P1" draw:layer="layout" svg:x1="36.6cm" svg:y1="12.238cm" svg:x2="36.6cm" svg:y2="14.438cm">
          <text:p/>
        </draw:line>
        <draw:frame draw:style-name="gr2" draw:layer="layout" svg:width="4.096cm" svg:height="0.962cm" svg:x="41.204cm" svg:y="14.438cm">
          <draw:text-box>
            <text:p>at(agent,1.2)</text:p>
          </draw:text-box>
        </draw:frame>
        <draw:line draw:style-name="gr5" draw:text-style-name="P1" draw:layer="layout" svg:x1="43.904cm" svg:y1="12cm" svg:x2="43.904cm" svg:y2="14.4cm">
          <text:p/>
        </draw:line>
        <draw:frame draw:style-name="gr2" draw:layer="layout" svg:width="4.096cm" svg:height="0.962cm" svg:x="47.4cm" svg:y="14.438cm">
          <draw:text-box>
            <text:p>at(agent,2.1)</text:p>
          </draw:text-box>
        </draw:frame>
        <draw:line draw:style-name="gr5" draw:text-style-name="P1" draw:layer="layout" svg:x1="50.1cm" svg:y1="12cm" svg:x2="50.1cm" svg:y2="14.4cm">
          <text:p/>
        </draw:line>
        <draw:frame draw:style-name="gr2" draw:layer="layout" svg:width="4.096cm" svg:height="0.962cm" svg:x="53.3cm" svg:y="14.438cm">
          <draw:text-box>
            <text:p>at(agent,1.1)</text:p>
          </draw:text-box>
        </draw:frame>
        <draw:line draw:style-name="gr5" draw:text-style-name="P1" draw:layer="layout" svg:x1="56cm" svg:y1="12cm" svg:x2="56cm" svg:y2="14.4cm">
          <text:p/>
        </draw:line>
        <draw:frame draw:style-name="gr2" draw:layer="layout" svg:width="4.096cm" svg:height="0.962cm" svg:x="29.704cm" svg:y="14.438cm">
          <draw:text-box>
            <text:p>at(agent,1.1)</text:p>
          </draw:text-box>
        </draw:frame>
        <draw:line draw:style-name="gr5" draw:text-style-name="P1" draw:layer="layout" svg:x1="32.404cm" svg:y1="12cm" svg:x2="32.404cm" svg:y2="14.4cm">
          <text:p/>
        </draw:line>
        <draw:line draw:style-name="gr5" draw:text-style-name="P1" draw:layer="layout" svg:x1="39.7cm" svg:y1="11.9cm" svg:x2="48.7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1T14:04:07</meta:creation-date>
    <dc:date>2012-07-11T15:00:31</dc:date>
    <meta:editing-duration>PT48M10S</meta:editing-duration>
    <meta:editing-cycles>4</meta:editing-cycles>
    <meta:generator>LibreOffice/3.5$Linux_X86_64 LibreOffice_project/350m1$Build-2</meta:generator>
    <meta:document-statistic meta:object-count="66"/>
  </office:meta>
</office:document-meta>
</file>